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b5cea8"/>
    </style:style>
    <style:style style:name="T4" style:family="text">
      <style:text-properties fo:color="#ce9178"/>
    </style:style>
    <style:style style:name="T5" style:family="text">
      <style:text-properties fo:color="#dcd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ar</text:span> <text:span text:style-name="T2">numkids</text:span> = <text:span text:style-name="T3">5</text:span>;</text:p>
      <text:p text:style-name="P1"><text:span text:style-name="T1">var</text:span> <text:span text:style-name="T2">partner</text:span> = <text:span text:style-name="T4">'al'</text:span>;</text:p>
      <text:p text:style-name="P1"><text:span text:style-name="T1">var</text:span> <text:span text:style-name="T2">geography</text:span> = <text:span text:style-name="T4">'chennai'</text:span>;</text:p>
      <text:p text:style-name="P1"><text:span text:style-name="T1">var</text:span> <text:span text:style-name="T2">job</text:span> = <text:span text:style-name="T4">'product engineer'</text:span>;</text:p>
      <text:p text:style-name="P2"/>
      <text:p text:style-name="P1"><text:span text:style-name="T1">var</text:span> <text:span text:style-name="T2">future</text:span> = <text:span text:style-name="T4">'you will be a '</text:span> +<text:span text:style-name="T2">job</text:span>+ <text:span text:style-name="T4">' in '</text:span> +<text:span text:style-name="T2">geography</text:span>+ <text:span text:style-name="T4">' and married to '</text:span> +<text:span text:style-name="T2">partner</text:span>+ <text:span text:style-name="T4">' with '</text:span> +<text:span text:style-name="T2">numkids</text:span>+ <text:span text:style-name="T4">' kids.'</text:span>;</text:p>
      <text:p text:style-name="P1"><text:span text:style-name="T2">console</text:span>.<text:span text:style-name="T5">log</text:span>(<text:span text:style-name="T2">future</text:span>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2:35:41.694488381</meta:creation-date>
    <dc:date>2020-03-27T12:36:54.020207566</dc:date>
    <meta:editing-duration>PT1M16S</meta:editing-duration>
    <meta:editing-cycles>1</meta:editing-cycles>
    <meta:document-statistic meta:table-count="0" meta:image-count="0" meta:object-count="0" meta:page-count="1" meta:paragraph-count="6" meta:word-count="43" meta:character-count="222" meta:non-whitespace-character-count="185"/>
    <meta:generator>LibreOffice/6.0.7.3$Linux_X86_64 LibreOffice_project/00m0$Build-3</meta:generator>
  </office:meta>
</office:document-meta>
</file>